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.5pt" officeooo:paragraph-rsid="0006f76a" loext:padding="0in" loext:border="none"/>
    </style:style>
    <style:style style:name="P2" style:family="paragraph" style:parent-style-name="Standard">
      <style:paragraph-properties style:line-height-at-least="0.2811in"/>
      <style:text-properties fo:color="#000000" fo:font-size="15pt"/>
    </style:style>
    <style:style style:name="P3" style:family="paragraph" style:parent-style-name="Standard">
      <style:text-properties loext:padding="0in" loext:border="none"/>
    </style:style>
    <style:style style:name="P4" style:family="paragraph" style:parent-style-name="Standard">
      <style:paragraph-properties fo:margin-top="0.2291in" fo:margin-bottom="0.2291in" loext:contextual-spacing="false" style:line-height-at-least="0.1772in"/>
      <style:text-properties fo:font-size="9.75pt" loext:padding="0in" loext:border="none"/>
    </style:style>
    <style:style style:name="P5" style:family="paragraph" style:parent-style-name="Standard">
      <style:paragraph-properties fo:margin-top="0.2291in" fo:margin-bottom="0.2291in" loext:contextual-spacing="false"/>
      <style:text-properties fo:color="#db4437" fo:font-size="9.75pt" loext:padding="0in" loext:border="none"/>
    </style:style>
    <style:style style:name="P6" style:family="paragraph" style:parent-style-name="Standard">
      <style:paragraph-properties fo:margin-top="0.0209in" fo:margin-bottom="0.0972in" loext:contextual-spacing="false"/>
    </style:style>
    <style:style style:name="P7" style:family="paragraph" style:parent-style-name="Standard">
      <style:paragraph-properties fo:margin-top="0.0209in" fo:margin-bottom="0.0972in" loext:contextual-spacing="false"/>
      <style:text-properties fo:font-variant="normal" fo:text-transform="none" style:font-name="Roboto" fo:font-size="12pt" fo:font-style="normal" fo:font-weight="normal" fo:background-color="transparent" loext:padding="0in" loext:border="none"/>
    </style:style>
    <style:style style:name="P8" style:family="paragraph" style:parent-style-name="Standard">
      <style:paragraph-properties fo:margin-top="0.0209in" fo:margin-bottom="0.0972in" loext:contextual-spacing="false" style:line-height-at-least="0.2811in"/>
      <style:text-properties fo:color="#000000" fo:font-size="15pt" fo:background-color="transparent" loext:padding="0in" loext:border="none"/>
    </style:style>
    <style:style style:name="P9" style:family="paragraph" style:parent-style-name="Standard">
      <style:paragraph-properties fo:margin-top="0.0209in" fo:margin-bottom="0.0972in" loext:contextual-spacing="false" style:line-height-at-least="0.1772in"/>
      <style:text-properties fo:font-size="9.75pt"/>
    </style:style>
    <style:style style:name="P10" style:family="paragraph" style:parent-style-name="Standard">
      <style:paragraph-properties fo:margin-top="0.0209in" fo:margin-bottom="0.0972in" loext:contextual-spacing="false"/>
      <style:text-properties fo:font-weight="bold" officeooo:rsid="0006f76a" officeooo:paragraph-rsid="0006f76a" style:font-weight-asian="bold" style:font-weight-complex="bold"/>
    </style:style>
    <style:style style:name="P11" style:family="paragraph" style:parent-style-name="Standard" style:list-style-name="L1">
      <style:paragraph-properties fo:margin-top="0.0835in" fo:margin-bottom="0.0972in" loext:contextual-spacing="false" style:line-height-at-least="0.2189in"/>
      <style:text-properties fo:background-color="transparent" loext:padding="0in" loext:border="none"/>
    </style:style>
    <style:style style:name="P12" style:family="paragraph" style:parent-style-name="Standard" style:list-style-name="L2">
      <style:paragraph-properties fo:margin-top="0.0835in" fo:margin-bottom="0.0972in" loext:contextual-spacing="false" style:line-height-at-least="0.2189in"/>
      <style:text-properties fo:background-color="transparent" loext:padding="0in" loext:border="none"/>
    </style:style>
    <style:style style:name="P13" style:family="paragraph" style:parent-style-name="Standard" style:list-style-name="L3">
      <style:paragraph-properties fo:margin-top="0.0835in" fo:margin-bottom="0.0972in" loext:contextual-spacing="false" style:line-height-at-least="0.2189in"/>
      <style:text-properties fo:background-color="transparent" loext:padding="0in" loext:border="none"/>
    </style:style>
    <style:style style:name="P14" style:family="paragraph" style:parent-style-name="Standard" style:list-style-name="L2">
      <style:paragraph-properties fo:margin-top="0.0835in" fo:margin-bottom="0.0972in" loext:contextual-spacing="false" style:line-height-at-least="0.2189in"/>
      <style:text-properties fo:font-weight="bold" fo:background-color="transparent" style:font-weight-asian="bold" style:font-weight-complex="bold" loext:padding="0in" loext:border="none"/>
    </style:style>
    <style:style style:name="P15" style:family="paragraph" style:parent-style-name="Standard" style:list-style-name="L1">
      <style:paragraph-properties fo:margin-top="0.0835in" fo:margin-bottom="0.0972in" loext:contextual-spacing="false" style:line-height-at-least="0.2189in"/>
      <style:text-properties fo:font-weight="bold" fo:background-color="transparent" style:font-weight-asian="bold" style:font-weight-complex="bold" loext:padding="0in" loext:border="none"/>
    </style:style>
    <style:style style:name="P16" style:family="paragraph" style:parent-style-name="Standard" style:list-style-name="L3">
      <style:paragraph-properties fo:margin-top="0.0835in" fo:margin-bottom="0.0972in" loext:contextual-spacing="false" style:line-height-at-least="0.2189in"/>
      <style:text-properties fo:font-weight="bold" fo:background-color="transparent" style:font-weight-asian="bold" style:font-weight-complex="bold" loext:padding="0in" loext:border="none"/>
    </style:style>
    <style:style style:name="P17" style:family="paragraph" style:parent-style-name="Standard">
      <style:paragraph-properties fo:margin-left="0.0835in" fo:margin-right="0.2291in" fo:margin-top="0.0835in" fo:margin-bottom="0.0835in" loext:contextual-spacing="false" fo:text-align="center" style:justify-single-word="false" fo:orphans="2" fo:widows="2" fo:text-indent="0in" style:auto-text-indent="false"/>
      <style:text-properties fo:text-transform="uppercase" style:font-name="Roboto" fo:font-size="10.5pt" fo:letter-spacing="normal" fo:font-style="normal" fo:font-weight="bold" fo:background-color="#eeeeee" loext:padding="0in" loext:border="none"/>
    </style:style>
    <style:style style:name="P18" style:family="paragraph" style:parent-style-name="Preformatted_20_Text">
      <style:text-properties officeooo:paragraph-rsid="0006f76a"/>
    </style:style>
    <style:style style:name="T1" style:family="text">
      <style:text-properties fo:color="#db4437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0.06pt solid #fffff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-0.1043in" svg:y="-0.1043in" svg:width="0.2083in" draw:z-index="0">
        <draw:text-box fo:min-height="0.2083in">
          <text:p text:style-name="Text_20_body"/>
        </draw:text-box>
      </draw:frame>
      <draw:frame draw:style-name="fr1" draw:name="Frame4" text:anchor-type="page" text:anchor-page-number="1" svg:x="-0.1043in" svg:y="-0.1043in" svg:width="0.2083in" draw:z-index="1">
        <draw:text-box fo:min-height="0.2083in">
          <text:p text:style-name="Text_20_body"><draw:frame draw:style-name="fr2" draw:name="Frame5" text:anchor-type="char" svg:width="0.2083in" draw:z-index="2"><draw:text-box fo:min-height="0.2083in"><text:p text:style-name="Text_20_body"/></draw:text-box></draw:frame></text:p>
        </draw:text-box>
      </draw:frame>
      <draw:frame draw:style-name="fr1" draw:name="Frame6" text:anchor-type="page" text:anchor-page-number="1" svg:x="-0.1043in" svg:y="-0.1043in" svg:width="0.2083in" draw:z-index="3">
        <draw:text-box fo:min-height="0.2083in">
          <text:p text:style-name="Text_20_body"/>
        </draw:text-box>
      </draw:frame>
      <draw:frame draw:style-name="fr1" draw:name="Frame7" text:anchor-type="page" text:anchor-page-number="1" svg:x="-0.1043in" svg:y="-0.1043in" svg:width="0.2083in" draw:z-index="4">
        <draw:text-box fo:min-height="0.2083in">
          <text:p text:style-name="Text_20_body"><draw:frame draw:style-name="fr2" draw:name="Frame8" text:anchor-type="char" svg:width="0.2083in" draw:z-index="5"><draw:text-box fo:min-height="0.2083in"><text:p text:style-name="Text_20_body"/></draw:text-box></draw:frame></text:p>
        </draw:text-box>
      </draw:frame>
      <draw:frame draw:style-name="fr1" draw:name="Frame9" text:anchor-type="page" text:anchor-page-number="1" svg:x="-0.1043in" svg:y="-0.1043in" svg:width="0.2083in" draw:z-index="6">
        <draw:text-box fo:min-height="0.2083in">
          <text:p text:style-name="Text_20_body"/>
        </draw:text-box>
      </draw:frame>
      <draw:frame draw:style-name="fr1" draw:name="Frame10" text:anchor-type="page" text:anchor-page-number="1" svg:x="-0.1043in" svg:y="-0.1043in" svg:width="0.2083in" draw:z-index="7">
        <draw:text-box fo:min-height="0.2083in">
          <text:p text:style-name="Text_20_body"><draw:frame draw:style-name="fr2" draw:name="Frame11" text:anchor-type="char" svg:width="0.2083in" draw:z-index="8"><draw:text-box fo:min-height="0.2083in"><text:p text:style-name="Text_20_body"/></draw:text-box></draw:frame></text:p>
        </draw:text-box>
      </draw:frame>
      <draw:frame draw:style-name="fr1" draw:name="Frame12" text:anchor-type="page" text:anchor-page-number="1" svg:x="-0.1043in" svg:y="-0.1043in" svg:width="0.2083in" draw:z-index="9">
        <draw:text-box fo:min-height="0.2083in">
          <text:p text:style-name="Text_20_body"/>
        </draw:text-box>
      </draw:frame>
      <draw:frame draw:style-name="fr1" draw:name="Frame13" text:anchor-type="page" text:anchor-page-number="1" svg:x="-0.1043in" svg:y="-0.1043in" svg:width="0.2083in" draw:z-index="10">
        <draw:text-box fo:min-height="0.2083in">
          <text:p text:style-name="Text_20_body"><draw:frame draw:style-name="fr2" draw:name="Frame14" text:anchor-type="char" svg:width="0.2083in" draw:z-index="11"><draw:text-box fo:min-height="0.2083in"><text:p text:style-name="Text_20_body"/></draw:text-box></draw:frame></text:p>
        </draw:text-box>
      </draw:frame>
      <draw:frame draw:style-name="fr1" draw:name="Frame15" text:anchor-type="page" text:anchor-page-number="1" svg:x="-0.1043in" svg:y="-0.1043in" svg:width="0.2083in" draw:z-index="12">
        <draw:text-box fo:min-height="0.2083in">
          <text:p text:style-name="Text_20_body"/>
        </draw:text-box>
      </draw:frame>
      <draw:frame draw:style-name="fr1" draw:name="Frame16" text:anchor-type="page" text:anchor-page-number="1" svg:x="-0.1043in" svg:y="-0.1043in" svg:width="0.2083in" draw:z-index="13">
        <draw:text-box fo:min-height="0.2083in">
          <text:p text:style-name="Text_20_body"><draw:frame draw:style-name="fr2" draw:name="Frame17" text:anchor-type="char" svg:width="0.2083in" draw:z-index="14"><draw:text-box fo:min-height="0.2083in"><text:p text:style-name="Text_20_body"/></draw:text-box></draw:frame></text:p>
        </draw:text-box>
      </draw:frame>
      <draw:frame draw:style-name="fr1" draw:name="Frame18" text:anchor-type="page" text:anchor-page-number="1" svg:x="-0.1043in" svg:y="-0.1043in" svg:width="0.2083in" draw:z-index="15">
        <draw:text-box fo:min-height="0.2083in">
          <text:p text:style-name="Text_20_body"/>
        </draw:text-box>
      </draw:frame>
      <draw:frame draw:style-name="fr1" draw:name="Frame19" text:anchor-type="page" text:anchor-page-number="1" svg:x="-0.1043in" svg:y="-0.1043in" svg:width="0.2083in" draw:z-index="16">
        <draw:text-box fo:min-height="0.2083in">
          <text:p text:style-name="Text_20_body"><draw:frame draw:style-name="fr2" draw:name="Frame20" text:anchor-type="char" svg:width="0.2083in" draw:z-index="17"><draw:text-box fo:min-height="0.2083in"><text:p text:style-name="Text_20_body"/></draw:text-box></draw:frame></text:p>
        </draw:text-box>
      </draw:frame>
      <draw:frame draw:style-name="fr1" draw:name="Frame21" text:anchor-type="page" text:anchor-page-number="1" svg:x="-0.1043in" svg:y="-0.1043in" svg:width="0.2083in" draw:z-index="18">
        <draw:text-box fo:min-height="0.2083in">
          <text:p text:style-name="Text_20_body"/>
        </draw:text-box>
      </draw:frame>
      <draw:frame draw:style-name="fr1" draw:name="Frame22" text:anchor-type="page" text:anchor-page-number="1" svg:x="-0.1043in" svg:y="-0.1043in" svg:width="0.2083in" draw:z-index="19">
        <draw:text-box fo:min-height="0.2083in">
          <draw:frame draw:style-name="fr3" draw:name="Frame23" text:anchor-type="frame" svg:x="0.1043in" svg:y="0.0728in" svg:width="0.2083in" draw:z-index="20">
            <draw:text-box fo:min-height="0.2083in">
              <draw:frame draw:style-name="fr4" draw:name="Frame24" text:anchor-type="frame" svg:x="0in" svg:y="0.052in" svg:width="0.1146in" draw:z-index="21">
                <draw:text-box fo:min-height="0.0161in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1" draw:name="Frame25" text:anchor-type="page" text:anchor-page-number="1" svg:x="-0.1043in" svg:y="-0.1043in" svg:width="0.2083in" draw:z-index="22">
        <draw:text-box fo:min-height="0.2083in">
          <text:p text:style-name="Text_20_body"/>
        </draw:text-box>
      </draw:frame>
      <draw:frame draw:style-name="fr1" draw:name="Frame26" text:anchor-type="page" text:anchor-page-number="1" svg:x="-0.1043in" svg:y="-0.1043in" svg:width="0.2083in" draw:z-index="23">
        <draw:text-box fo:min-height="0.2083in">
          <text:p text:style-name="Text_20_body"><draw:frame draw:style-name="fr2" draw:name="Frame27" text:anchor-type="char" svg:width="0.2083in" draw:z-index="24"><draw:text-box fo:min-height="0.2083in"><text:p text:style-name="Text_20_body"/></draw:text-box></draw:frame></text:p>
        </draw:text-box>
      </draw:frame>
      <draw:frame draw:style-name="fr1" draw:name="Frame28" text:anchor-type="page" text:anchor-page-number="1" svg:x="-0.1043in" svg:y="-0.1043in" svg:width="0.2083in" draw:z-index="25">
        <draw:text-box fo:min-height="0.2083in">
          <text:p text:style-name="Text_20_body"/>
        </draw:text-box>
      </draw:frame>
      <draw:frame draw:style-name="fr1" draw:name="Frame29" text:anchor-type="page" text:anchor-page-number="1" svg:x="-0.1043in" svg:y="-0.1043in" svg:width="0.2083in" draw:z-index="26">
        <draw:text-box fo:min-height="0.2083in">
          <text:p text:style-name="Text_20_body"><draw:frame draw:style-name="fr2" draw:name="Frame30" text:anchor-type="char" svg:width="0.2083in" draw:z-index="27"><draw:text-box fo:min-height="0.2083in"><text:p text:style-name="Text_20_body"/></draw:text-box></draw:frame></text:p>
        </draw:text-box>
      </draw:frame>
      <draw:frame draw:style-name="fr1" draw:name="Frame31" text:anchor-type="page" text:anchor-page-number="1" svg:x="-0.1043in" svg:y="-0.1043in" svg:width="0.2083in" draw:z-index="28">
        <draw:text-box fo:min-height="0.2083in">
          <text:p text:style-name="Text_20_body"/>
        </draw:text-box>
      </draw:frame>
      <draw:frame draw:style-name="fr1" draw:name="Frame32" text:anchor-type="page" text:anchor-page-number="1" svg:x="-0.1043in" svg:y="-0.1043in" svg:width="0.2083in" draw:z-index="29">
        <draw:text-box fo:min-height="0.2083in">
          <text:p text:style-name="Text_20_body"><draw:frame draw:style-name="fr2" draw:name="Frame33" text:anchor-type="char" svg:width="0.2083in" draw:z-index="30"><draw:text-box fo:min-height="0.2083in"><text:p text:style-name="Text_20_body"/></draw:text-box></draw:frame></text:p>
        </draw:text-box>
      </draw:frame>
      <draw:frame draw:style-name="fr1" draw:name="Frame38" text:anchor-type="page" text:anchor-page-number="1" svg:x="-0.1043in" svg:y="-0.1043in" svg:width="0.2083in" draw:z-index="32">
        <draw:text-box fo:min-height="0.2083in">
          <text:p text:style-name="Text_20_body"/>
        </draw:text-box>
      </draw:frame>
      <draw:frame draw:style-name="fr1" draw:name="Frame39" text:anchor-type="page" text:anchor-page-number="1" svg:x="-0.1043in" svg:y="-0.1043in" svg:width="0.2083in" draw:z-index="33">
        <draw:text-box fo:min-height="0.2083in">
          <text:p text:style-name="Text_20_body"><draw:frame draw:style-name="fr2" draw:name="Frame40" text:anchor-type="char" svg:width="0.2083in" draw:z-index="34"><draw:text-box fo:min-height="0.2083in"><text:p text:style-name="Text_20_body"/></draw:text-box></draw:frame></text:p>
        </draw:text-box>
      </draw:frame>
      <draw:frame draw:style-name="fr1" draw:name="Frame41" text:anchor-type="page" text:anchor-page-number="1" svg:x="-0.1043in" svg:y="-0.1043in" svg:width="0.2083in" draw:z-index="35">
        <draw:text-box fo:min-height="0.2083in">
          <text:p text:style-name="Text_20_body"/>
        </draw:text-box>
      </draw:frame>
      <draw:frame draw:style-name="fr1" draw:name="Frame42" text:anchor-type="page" text:anchor-page-number="1" svg:x="-0.1043in" svg:y="-0.1043in" svg:width="0.2083in" draw:z-index="36">
        <draw:text-box fo:min-height="0.2083in">
          <text:p text:style-name="Text_20_body"><draw:frame draw:style-name="fr2" draw:name="Frame43" text:anchor-type="char" svg:width="0.2083in" draw:z-index="37"><draw:text-box fo:min-height="0.2083in"><text:p text:style-name="Text_20_body"/></draw:text-box></draw:frame></text:p>
        </draw:text-box>
      </draw:frame>
      <draw:frame draw:style-name="fr1" draw:name="Frame44" text:anchor-type="page" text:anchor-page-number="1" svg:x="-0.1043in" svg:y="-0.1043in" svg:width="0.2083in" draw:z-index="38">
        <draw:text-box fo:min-height="0.2083in">
          <text:p text:style-name="Text_20_body"/>
        </draw:text-box>
      </draw:frame>
      <draw:frame draw:style-name="fr1" draw:name="Frame45" text:anchor-type="page" text:anchor-page-number="1" svg:x="-0.1043in" svg:y="-0.1043in" svg:width="0.2083in" draw:z-index="39">
        <draw:text-box fo:min-height="0.2083in">
          <text:p text:style-name="Text_20_body"><draw:frame draw:style-name="fr2" draw:name="Frame46" text:anchor-type="char" svg:width="0.2083in" draw:z-index="40"><draw:text-box fo:min-height="0.2083in"><text:p text:style-name="Text_20_body"/></draw:text-box></draw:frame></text:p>
        </draw:text-box>
      </draw:frame>
      <draw:frame draw:style-name="fr1" draw:name="Frame47" text:anchor-type="page" text:anchor-page-number="1" svg:x="-0.1043in" svg:y="-0.1043in" svg:width="0.2083in" draw:z-index="41">
        <draw:text-box fo:min-height="0.2083in">
          <text:p text:style-name="Text_20_body"/>
        </draw:text-box>
      </draw:frame>
      <draw:frame draw:style-name="fr1" draw:name="Frame48" text:anchor-type="page" text:anchor-page-number="1" svg:x="-0.1043in" svg:y="-0.1043in" svg:width="0.2083in" draw:z-index="42">
        <draw:text-box fo:min-height="0.2083in">
          <text:p text:style-name="Text_20_body"><draw:frame draw:style-name="fr2" draw:name="Frame49" text:anchor-type="char" svg:width="0.2083in" draw:z-index="43"><draw:text-box fo:min-height="0.2083in"><text:p text:style-name="Text_20_body"/></draw:text-box></draw:frame></text:p>
        </draw:text-box>
      </draw:frame>
      <draw:frame draw:style-name="fr1" draw:name="Frame50" text:anchor-type="page" text:anchor-page-number="1" svg:x="-0.1043in" svg:y="-0.1043in" svg:width="0.2083in" draw:z-index="44">
        <draw:text-box fo:min-height="0.2083in">
          <text:p text:style-name="Text_20_body"/>
        </draw:text-box>
      </draw:frame>
      <draw:frame draw:style-name="fr1" draw:name="Frame51" text:anchor-type="page" text:anchor-page-number="1" svg:x="-0.1043in" svg:y="-0.1043in" svg:width="0.2083in" draw:z-index="45">
        <draw:text-box fo:min-height="0.2083in">
          <text:p text:style-name="Text_20_body"><draw:frame draw:style-name="fr2" draw:name="Frame52" text:anchor-type="char" svg:width="0.2083in" draw:z-index="46"><draw:text-box fo:min-height="0.2083in"><text:p text:style-name="Text_20_body"/></draw:text-box></draw:frame></text:p>
        </draw:text-box>
      </draw:frame>
      <text:p text:style-name="P1">NLP. Quiz 3</text:p>
      <text:p text:style-name="P4">Advanced word vector representations: language models, softmax, single layer networks</text:p>
      <text:p text:style-name="P5">*Bắt buộc</text:p>
      <text:section text:style-name="Sect1" text:name="i1">
        <text:p text:style-name="P2">Địa chỉ email <text:bookmark text:name="i3"/><text:span text:style-name="T1">*</text:span></text:p>
      </text:section>
      <text:p text:style-name="P7">Email của bạn</text:p>
      <text:section text:style-name="Sect1" text:name="i4">
        <text:p text:style-name="P2">True facts about Negative Sampling are:</text:p>
      </text:section>
      <text:section text:style-name="Sect1" text:name="i.desc.386653957">
        <text:p text:style-name="Standard"/>
      </text:section>
      <text:section text:style-name="Sect1" text:name="i5">
        <text:p text:style-name="Standard">1 điểm</text:p>
      </text:section>
      <text:list xml:id="list3380021424" text:style-name="L1">
        <text:list-item>
          <text:p text:style-name="P11">NS helps to decrease impact from frequent words</text:p>
        </text:list-item>
        <text:list-item>
          <text:p text:style-name="P11">It doesn't matter whether the random samples are the same as context words when we have a large corpus</text:p>
        </text:list-item>
        <text:list-item>
          <text:p text:style-name="P15">NS speeds up convergence in CBOW model</text:p>
        </text:list-item>
        <text:list-item>
          <text:p text:style-name="P11">NS helps to increase the impact of rare words</text:p>
        </text:list-item>
        <text:list-item>
          <text:p text:style-name="P11">The power of Unigram distribution in P(w) helps less frequent words to be sampled more often</text:p>
        </text:list-item>
      </text:list>
      <text:section text:style-name="Sect1" text:name="i23">
        <text:p text:style-name="P2">In case of large corpus with some short sentences the following statements are reasonable:</text:p>
      </text:section>
      <text:section text:style-name="Sect1" text:name="i.desc.1482568949">
        <text:p text:style-name="Standard"/>
      </text:section>
      <text:section text:style-name="Sect1" text:name="i24">
        <text:p text:style-name="Standard">1 điểm</text:p>
      </text:section>
      <text:list xml:id="list4043840726" text:style-name="L2">
        <text:list-item>
          <text:p text:style-name="P12">Ignore the boundaries, add words from neighbour sentences to the window</text:p>
        </text:list-item>
        <text:list-item>
          <text:p text:style-name="P14">Pad window with zeros vectors</text:p>
        </text:list-item>
        <text:list-item>
          <text:p text:style-name="P12">Add special tokens for boundaries</text:p>
        </text:list-item>
        <text:list-item>
          <text:p text:style-name="P12">All words will have similar conditions averagely</text:p>
        </text:list-item>
        <text:list-item>
          <text:p text:style-name="P12">Words near boundaries will have asymmetric context</text:p>
        </text:list-item>
      </text:list>
      <text:p text:style-name="P8"><draw:frame draw:style-name="fr2" draw:name="i.req.1482568949" text:anchor-type="char" svg:width="0.0161in" draw:z-index="31"><draw:text-box fo:min-height="0.0161in"><text:p text:style-name="Text_20_body"/></draw:text-box></draw:frame>Let’s consider three sentences: "Sky is blue", "She has five apples", "MIPT is the best". Using SVD for Word-Word Co-occurrence Matrix specify which word is the most distant from all the other words?</text:p>
      <text:section text:style-name="Sect1" text:name="i.desc.1806172584">
        <text:p text:style-name="P9">(in Python plot first two columns of U corresponding to the 2 biggest singular values)</text:p>
      </text:section>
      <text:section text:style-name="Sect1" text:name="i42">
        <text:p text:style-name="P6"><text:soft-page-break/>1 điểm</text:p>
        <text:p text:style-name="P10">is</text:p>
      </text:section>
      <text:p text:style-name="P8">Consider previous question. Specify which word is the most closest to "MIPT"?</text:p>
      <text:section text:style-name="Sect1" text:name="i.desc.1559354960">
        <text:p text:style-name="P9">(in Python plot first two columns of U corresponding to the 2 biggest singular values)</text:p>
      </text:section>
      <text:section text:style-name="Sect1" text:name="i45">
        <text:p text:style-name="P6">1 điểm</text:p>
        <text:p text:style-name="P10">the, best</text:p>
      </text:section>
      <text:section text:style-name="Sect1" text:name="i48">
        <text:p text:style-name="P2">What properties could be well detected by single word intrinsic learned embedding?</text:p>
      </text:section>
      <text:section text:style-name="Sect1" text:name="i.desc.279071049">
        <text:p text:style-name="Standard"/>
      </text:section>
      <text:section text:style-name="Sect1" text:name="i49">
        <text:p text:style-name="Standard">1 điểm</text:p>
        <text:p text:style-name="Standard"/>
      </text:section>
      <text:list xml:id="list3183111494" text:style-name="L3">
        <text:list-item>
          <text:p text:style-name="P16">Semantic</text:p>
        </text:list-item>
        <text:list-item>
          <text:p text:style-name="P13">Syntactic</text:p>
        </text:list-item>
        <text:list-item>
          <text:p text:style-name="P13">Sentiment</text:p>
        </text:list-item>
        <text:list-item>
          <text:p text:style-name="P13">Part of speech</text:p>
        </text:list-item>
        <text:list-item>
          <text:p text:style-name="P13">Ambiguity</text:p>
        </text:list-item>
      </text:list>
      <text:p text:style-name="P17"><draw:frame draw:style-name="fr2" draw:name="i.req.279071049" text:anchor-type="char" svg:width="0.0161in" draw:z-index="47"><draw:text-box fo:min-height="0.0161in"><text:p text:style-name="Text_20_body"/></draw:text-box></draw:frame>TIẾP</text:p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5:30:56.036740166</dc:date>
    <meta:editing-duration>PT1H15M25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2" meta:paragraph-count="35" meta:word-count="259" meta:character-count="1456" meta:non-whitespace-character-count="1247"/>
  </office:meta>
</office:document-meta>
</file>